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</style:style>
    <style:style style:name="P4" style:parent-style-name="Normal" style:family="paragraph">
      <style:paragraph-properties fo:line-height="100%" fo:text-indent="0.4916in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  <style:style style:name="P9" style:parent-style-name="Normal" style:family="paragraph">
      <style:paragraph-properties fo:line-height="100%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P12" style:parent-style-name="Normal" style:family="paragraph">
      <style:paragraph-properties fo:line-height="100%"/>
    </style:style>
    <style:style style:name="P13" style:parent-style-name="Normal" style:family="paragraph">
      <style:paragraph-properties fo:line-height="100%" fo:margin-left="0.9833in" fo:text-indent="0.4916in">
        <style:tab-stops/>
      </style:paragraph-properties>
    </style:style>
    <style:style style:name="P14" style:parent-style-name="Normal" style:family="paragraph">
      <style:paragraph-properties fo:line-height="100%" fo:margin-left="0.9833in" fo:text-indent="0.4916in">
        <style:tab-stops/>
      </style:paragraph-properties>
    </style:style>
    <style:style style:name="P15" style:parent-style-name="Normal" style:family="paragraph">
      <style:paragraph-properties fo:line-height="100%" fo:margin-left="0.9833in">
        <style:tab-stops/>
      </style:paragraph-properties>
    </style:style>
    <style:style style:name="P16" style:parent-style-name="Normal" style:family="paragraph">
      <style:paragraph-properties fo:line-height="100%"/>
    </style:style>
    <style:style style:name="P17" style:parent-style-name="Normal" style:family="paragraph">
      <style:paragraph-properties fo:line-height="100%" fo:margin-left="0.9833in" fo:text-indent="0.4916in">
        <style:tab-stops/>
      </style:paragraph-properties>
    </style:style>
    <style:style style:name="P18" style:parent-style-name="Normal" style:family="paragraph">
      <style:paragraph-properties fo:line-height="100%" fo:margin-left="0.9833in">
        <style:tab-stops/>
      </style:paragraph-properties>
    </style:style>
    <style:style style:name="P19" style:parent-style-name="Normal" style:family="paragraph">
      <style:paragraph-properties fo:line-height="100%"/>
    </style:style>
    <style:style style:name="P20" style:parent-style-name="Normal" style:family="paragraph">
      <style:paragraph-properties fo:line-height="100%" fo:margin-left="0.9833in">
        <style:tab-stops/>
      </style:paragraph-properties>
    </style:style>
    <style:style style:name="P21" style:parent-style-name="Normal" style:family="paragraph">
      <style:paragraph-properties fo:line-height="100%"/>
    </style:style>
    <style:style style:name="P22" style:parent-style-name="Normal" style:family="paragraph">
      <style:paragraph-properties fo:line-height="100%"/>
    </style:style>
    <style:style style:name="P23" style:parent-style-name="Normal" style:family="paragraph">
      <style:paragraph-properties fo:line-height="100%" fo:margin-left="0.9833in" fo:text-indent="0.4916in">
        <style:tab-stops/>
      </style:paragraph-properties>
    </style:style>
    <style:style style:name="P24" style:parent-style-name="Normal" style:family="paragraph">
      <style:paragraph-properties fo:line-height="100%" fo:margin-left="0.9833in" fo:text-indent="0.4916in">
        <style:tab-stops/>
      </style:paragraph-properties>
    </style:style>
    <style:style style:name="P25" style:parent-style-name="Normal" style:family="paragraph">
      <style:paragraph-properties fo:line-height="100%" fo:margin-left="0.9833in">
        <style:tab-stops/>
      </style:paragraph-properties>
    </style:style>
    <style:style style:name="P26" style:parent-style-name="Normal" style:family="paragraph">
      <style:paragraph-properties fo:line-height="100%"/>
    </style:style>
    <style:style style:name="P27" style:parent-style-name="Normal" style:family="paragraph">
      <style:paragraph-properties fo:line-height="100%"/>
    </style:style>
    <style:style style:name="P28" style:parent-style-name="Normal" style:family="paragraph">
      <style:paragraph-properties fo:line-height="100%" fo:margin-left="0.9833in">
        <style:tab-stops/>
      </style:paragraph-properties>
    </style:style>
    <style:style style:name="P29" style:parent-style-name="Normal" style:family="paragraph">
      <style:paragraph-properties fo:line-height="100%"/>
    </style:style>
    <style:style style:name="P30" style:parent-style-name="Normal" style:family="paragraph">
      <style:paragraph-properties fo:line-height="100%"/>
    </style:style>
    <style:style style:name="P31" style:parent-style-name="Normal" style:family="paragraph">
      <style:paragraph-properties fo:line-height="100%" fo:margin-left="0.4916in" fo:text-indent="0.4916in">
        <style:tab-stops/>
      </style:paragraph-properties>
    </style:style>
    <style:style style:name="P32" style:parent-style-name="Normal" style:family="paragraph">
      <style:paragraph-properties fo:line-height="100%" fo:margin-left="0.4916in" fo:text-indent="0.4916in">
        <style:tab-stops/>
      </style:paragraph-properties>
    </style:style>
    <style:style style:name="P33" style:parent-style-name="Normal" style:family="paragraph">
      <style:paragraph-properties fo:line-height="100%" fo:text-indent="0.4916in"/>
    </style:style>
    <style:style style:name="P34" style:parent-style-name="Normal" style:family="paragraph">
      <style:paragraph-properties fo:line-height="100%"/>
    </style:style>
    <style:style style:name="P35" style:parent-style-name="Normal" style:family="paragraph">
      <style:paragraph-properties fo:line-height="100%"/>
    </style:style>
    <style:style style:name="P36" style:parent-style-name="Normal" style:family="paragraph">
      <style:paragraph-properties fo:line-height="100%" fo:margin-left="0.9833in">
        <style:tab-stops/>
      </style:paragraph-properties>
    </style:style>
    <style:style style:name="P37" style:parent-style-name="Normal" style:family="paragraph">
      <style:paragraph-properties fo:line-height="100%"/>
    </style:style>
    <style:style style:name="P38" style:parent-style-name="Normal" style:family="paragraph">
      <style:paragraph-properties fo:line-height="100%"/>
    </style:style>
    <style:style style:name="P39" style:parent-style-name="Normal" style:family="paragraph">
      <style:paragraph-properties fo:line-height="100%"/>
    </style:style>
    <style:style style:name="P40" style:parent-style-name="Normal" style:family="paragraph">
      <style:paragraph-properties fo:line-height="100%" fo:margin-left="0.9833in">
        <style:tab-stops/>
      </style:paragraph-properties>
    </style:style>
    <style:style style:name="P41" style:parent-style-name="Normal" style:family="paragraph">
      <style:paragraph-properties fo:line-height="100%" fo:text-indent="0.4916in"/>
    </style:style>
  </office:automatic-styles>
  <office:body>
    <office:text text:use-soft-page-breaks="true">
      <text:p text:style-name="P1">Vedlegg A - kildekode til oppgave 2.2<text:s/></text:p>
      <text:p text:style-name="P2">import java.util.Scanner;<text:s/></text:p>
      <text:p text:style-name="P3">public class PersonRegister {<text:s/></text:p>
      <text:p text:style-name="P4">public static void main(String[] args) {<text:s/></text:p>
      <text:p text:style-name="P5"><text:s/>4<text:s/><text:tab/><text:tab/>Scanner innleser = new Scanner(System.in);</text:p>
      <text:p text:style-name="P6"><text:s/>1<text:tab/><text:tab/>String navn = "Ikke satt";<text:s/></text:p>
      <text:p text:style-name="P7"><text:s/>2<text:tab/><text:tab/>String bosted = "Ikke satt";</text:p>
      <text:p text:style-name="P8"><text:s/>3<text:tab/><text:tab/>int valg = 0;<text:s/></text:p>
      <text:p text:style-name="P9"><text:s/>6<text:s/><text:tab/><text:tab/>printMeny();<text:s/></text:p>
      <text:p text:style-name="P10"><text:s/>5<text:tab/><text:tab/>valg = Integer.parseInt(innleser.nextLine());</text:p>
      <text:p text:style-name="P11">8<text:tab/><text:tab/><text:s/>if (valg == 1) {<text:s/></text:p>
      <text:p text:style-name="P12">9<text:tab/><text:tab/><text:tab/>registrerPerson();</text:p>
      <text:p text:style-name="P13">navn = innleser.nextLine();</text:p>
      <text:p text:style-name="P14">bosted = innleser.nextLine();<text:s/></text:p>
      <text:p text:style-name="P15">}<text:s/></text:p>
      <text:p text:style-name="P16">11<text:tab/><text:tab/>if (valg == 2) {<text:s/></text:p>
      <text:p text:style-name="P17">printPerson(navn, bosted);<text:s/></text:p>
      <text:p text:style-name="P18">}<text:s/></text:p>
      <text:p text:style-name="P19">13<text:tab/><text:tab/>printMeny();<text:s/></text:p>
      <text:p text:style-name="P20">valg = Integer.parseInt(innleser.nextLine());</text:p>
      <text:p text:style-name="P21">15<text:tab/><text:tab/>if (valg == 1) {<text:s/></text:p>
      <text:p text:style-name="P22">16<text:tab/><text:tab/>registrerPerson();</text:p>
      <text:p text:style-name="P23"><text:s/>navn = innleser.nextLine();</text:p>
      <text:p text:style-name="P24"><text:s/>bosted = innleser.nextLine();<text:s/></text:p>
      <text:p text:style-name="P25">}<text:s/></text:p>
      <text:p text:style-name="P26">18<text:tab/><text:tab/>if (valg == 2) {</text:p>
      <text:p text:style-name="P27">20<text:tab/><text:tab/>printPerson(navn, bosted);</text:p>
      <text:p text:style-name="P28">} }<text:s/></text:p>
      <text:p text:style-name="P29">// metode for aa gjore valg fra brukeren<text:s/></text:p>
      <text:p text:style-name="P30">7<text:s/>,14<text:tab/>static void printMeny() {<text:s/></text:p>
      <text:p text:style-name="P31">System.out.println("1.<text:s/>Registrer en person");<text:s/></text:p>
      <text:p text:style-name="P32">System.out.println("2. Print personen");<text:s/></text:p>
      <text:p text:style-name="P33">}<text:s/></text:p>
      <text:soft-page-break/>
      <text:p text:style-name="P34">// metode for aa skrive ut beskjed om aa registrere en person<text:s/></text:p>
      <text:p text:style-name="P35">10, 17<text:tab/>static void registrerPerson() {<text:s/></text:p>
      <text:p text:style-name="P36">System.out.println("Skriv inn navnet, trykk enter," + "og skriv saa inn bostedet og trykk enter");</text:p>
      <text:p text:style-name="P37"><text:s/><text:tab/>}</text:p>
      <text:p text:style-name="P38"><text:s/>// metode for å printe en person<text:s/></text:p>
      <text:p text:style-name="P39">12,19<text:tab/>static void printPerson(String navnForUskrift, String bostedForUskrift){<text:s/></text:p>
      <text:p text:style-name="P40">System.out.println("Du har registert personen: " + navnForUskrift + " fra " + bostedForUskrift);<text:s/></text:p>
      <text:p text:style-name="P41">} 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Header">Pilasilda Antony-George<text:tab/><text:tab/>09.09.16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lasilda A.George</meta:initial-creator>
    <dc:creator>Pilasilda A.George</dc:creator>
    <meta:creation-date>2016-09-11T10:02:00Z</meta:creation-date>
    <dc:date>2016-09-11T10:23:00Z</dc:date>
    <meta:template xlink:href="Normal" xlink:type="simple"/>
    <meta:editing-cycles>8</meta:editing-cycles>
    <meta:editing-duration>PT1260S</meta:editing-duration>
    <meta:document-statistic meta:page-count="2" meta:paragraph-count="2" meta:word-count="209" meta:character-count="1318" meta:row-count="9" meta:non-whitespace-character-count="1111"/>
  </office:meta>
</office:document-meta>
</file>